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8.74pt"/>
    </style:style>
    <style:style style:name="co2" style:family="table-column">
      <style:table-column-properties fo:break-before="auto" style:column-width="311.24pt"/>
    </style:style>
    <style:style style:name="co3" style:family="table-column">
      <style:table-column-properties fo:break-before="auto" style:column-width="165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ist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2]))&gt;0)" style:apply-style-name="ConditionalStyle_5f_1" style:base-cell-address="'List 1'.D2"/>
    </style:style>
    <style:style style:name="ce5" style:family="table-cell" style:parent-style-name="Default">
      <style:map style:condition="is-true-formula(LEN(TRIM([.D2]))&gt;0)" style:apply-style-name="ConditionalStyle_5f_1" style:base-cell-address="'List 1'.D2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oložka</text:p>
          </table:table-cell>
          <table:table-cell table:style-name="ce1" office:value-type="string" calcext:value-type="string">
            <text:p>Typové označení</text:p>
          </table:table-cell>
          <table:table-cell table:style-name="ce1" office:value-type="string" calcext:value-type="string">
            <text:p>Odkaz</text:p>
          </table:table-cell>
          <table:table-cell table:style-name="ce1" office:value-type="string" calcext:value-type="string">
            <text:p>Přibližná Cena na k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dpalovací drát</text:p>
          </table:table-cell>
          <table:table-cell table:style-name="ce1" office:value-type="string" calcext:value-type="string">
            <text:p>přibližně 50cm a průměru cca 2mm.</text:p>
          </table:table-cell>
          <table:table-cell table:style-name="ce1" office:value-type="string" calcext:value-type="string">
            <text:p>zbylo asi 10ks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aketový motor</text:p>
          </table:table-cell>
          <table:table-cell table:style-name="ce1" office:value-type="string" calcext:value-type="string">
            <text:p>1/2A3-2T</text:p>
          </table:table-cell>
          <table:table-cell table:style-name="ce2" office:value-type="string" calcext:value-type="string">
            <text:p><text:a xlink:href="http://www.peckamodel.cz/produkt/modely-raket/letecke-a-raketove-tryskove-motorky/rd-es1503-raketovy-motor-1-2a3-2t-cena-za-baleni-4ks" xlink:type="simple">http://www.peckamodel.cz/produkt/modely-raket/letecke-a-raketove-tryskove-motorky/rd-es1503-raketovy-motor-1-2a3-2t-cena-za-baleni-4ks</text:a></text:p>
          </table:table-cell>
          <table:table-cell table:style-name="ce4" table:formula="of:=265/4" office:value-type="string" office:string-value="66.25" calcext:value-type="string">
            <text:p>66.25</text:p>
          </table:table-cell>
          <table:table-cell table:style-name="ce1" office:value-type="string" calcext:value-type="string">
            <text:p>Předběžná maloobchodní cena</text:p>
          </table:table-cell>
          <table:table-cell/>
          <table:table-cell table:style-name="ce1" office:value-type="float" office:value="1900" calcext:value-type="float">
            <text:p>19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9V Baterie</text:p>
          </table:table-cell>
          <table:table-cell table:style-name="ce1" office:value-type="string" calcext:value-type="string">
            <text:p>VARTA BAT-6LR61/V </text:p>
          </table:table-cell>
          <table:table-cell table:style-name="ce2" office:value-type="string" calcext:value-type="string">
            <text:p><text:a xlink:href="http://www.tme.eu/cz/details/bat-6lr61_v/baterie/varta/" xlink:type="simple">http://www.tme.eu/cz/details/bat-6lr61_v/baterie/varta/</text:a>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900" calcext:value-type="float">
            <text:p>9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ržák baterie</text:p>
          </table:table-cell>
          <table:table-cell table:style-name="ce1"/>
          <table:table-cell table:style-name="ce2" office:value-type="string" calcext:value-type="string">
            <text:p><text:a xlink:href="http://www.tme.eu/cz/details/bh-9va/baterie-pouzdra-i-drzaky/comf/bh-9v-a/" xlink:type="simple">http://www.tme.eu/cz/details/bh-9va/baterie-pouzdra-i-drzaky/comf/bh-9v-a/</text:a>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Efektová blikací LED</text:p>
          </table:table-cell>
          <table:table-cell table:style-name="ce2" office:value-type="string" calcext:value-type="string">
            <text:p><text:a xlink:href="http://www.tme.eu/cz/details/l-56bsrd_b/specialni-diody-led-efektove/kingbright-electronic/l-56bsrd-b/" xlink:type="simple">http://www.tme.eu/cz/details/l-56bsrd_b/specialni-diody-led-efektove/kingbright-electronic/l-56bsrd-b/</text:a>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řívodní vodič</text:p>
          </table:table-cell>
          <table:table-cell table:style-name="ce1" office:value-type="string" calcext:value-type="string">
            <text:p>dvoulinka s průřezem 0.5mm² na vodič</text:p>
          </table:table-cell>
          <table:table-cell table:style-name="ce1"/>
          <table:table-cell table:style-name="ce4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lačítko</text:p>
          </table:table-cell>
          <table:table-cell table:style-name="ce1" office:value-type="string" calcext:value-type="string">
            <text:p><text:s/>SCI A2-5AS-BB </text:p>
          </table:table-cell>
          <table:table-cell table:style-name="ce2" office:value-type="string" calcext:value-type="string">
            <text:p><text:a xlink:href="http://www.tme.eu/cz/details/a25asbb/tlacitkove-prepinace/sci/a2-5as-bb/" xlink:type="simple">http://www.tme.eu/cz/details/a25asbb/tlacitkove-prepinace/sci/a2-5as-bb/</text:a>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vázek</text:p>
          </table:table-cell>
          <table:table-cell/>
          <table:table-cell table:style-name="ce2" office:value-type="string" calcext:value-type="string">
            <text:p><text:a xlink:href="https://pemi.cz/provazek-potravinarsky-40-g-bavlna/p/145349?fc=11509" xlink:type="simple">https://pemi.cz/provazek-potravinarsky-40-g-bavlna/p/145349?fc=11509</text:a></text:p>
          </table:table-cell>
          <table:table-cell table:style-name="ce4" table:formula="of:=100/30" office:value-type="string" office:string-value="3.333333333" calcext:value-type="string">
            <text:p>3.333333333</text:p>
          </table:table-cell>
          <table:table-cell table:number-columns-repeated="2"/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120m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vorka</text:p>
          </table:table-cell>
          <table:table-cell/>
          <table:table-cell table:style-name="ce2" office:value-type="string" calcext:value-type="string">
            <text:p><text:a xlink:href="http://www.tme.eu/cz/details/222-412/svorkovnice/wago/" xlink:type="simple">http://www.tme.eu/cz/details/222-412/svorkovnice/wago/</text:a>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Stuha</text:p>
          </table:table-cell>
          <table:table-cell/>
          <table:table-cell table:style-name="ce2" office:value-type="string" calcext:value-type="string">
            <text:p><text:a xlink:href="http://www.stoklasa.cz/bavlnena-stuha-sire-20-mm-x135974" xlink:type="simple">http://www.stoklasa.cz/bavlnena-stuha-sire-20-mm-x135974</text:a>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30 m</text:p>
          </table:table-cell>
          <table:table-cell table:number-columns-repeated="1016"/>
        </table:table-row>
        <table:table-row table:style-name="ro1">
          <table:table-cell table:style-name="ce1" table:number-columns-repeated="2"/>
          <table:table-cell/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Celkem</text:p>
          </table:table-cell>
          <table:table-cell table:style-name="ce5" table:formula="of:=SUM([.D2:.D11])" office:value-type="string" office:string-value="241.5833333" calcext:value-type="string">
            <text:p>241.5833333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Sestava kitu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dvoulinka 7m 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Raketa 3 díly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vorkovnice WAGO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ílý provázek 2m 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tuha cca 60cm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Tlačítko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Krabička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víčko na krabičku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Držák 9V baterie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aterie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oboustranná lepící páska (dvě vrstvy)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áček s malými součáskami 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Raketový motor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Palník k motoru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oranžový špunt motoru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červená LED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4 matky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4 šrouby</text:p>
          </table:table-cell>
          <table:table-cell table:number-columns-repeated="102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ist 1'.D2:'List 1'.D13">
            <calcext:condition calcext:apply-style-name="ConditionalStyle_1" calcext:value="formula-is(LEN(TRIM([.D2]))&gt;0)" calcext:base-cell-address="'List 1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3:41:34.0988845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_20_1" style:display-name="PageStyle_Lis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1" meta:cell-count="68" meta:object-count="0"/>
  </office:meta>
</office:document-meta>
</file>